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a1aa0" officeooo:paragraph-rsid="000a1aa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chose to center the text to make it more graphically pleasing and left the information I thought was important. I wrote a short description of the class and added all the information that I believe a student would need to make their decis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8:11:53.858000000</meta:creation-date>
    <dc:date>2021-10-25T18:15:23.862000000</dc:date>
    <meta:editing-duration>PT3M30S</meta:editing-duration>
    <meta:editing-cycles>1</meta:editing-cycles>
    <meta:document-statistic meta:table-count="0" meta:image-count="0" meta:object-count="0" meta:page-count="1" meta:paragraph-count="1" meta:word-count="44" meta:character-count="244" meta:non-whitespace-character-count="201"/>
    <meta:generator>LibreOffice/7.0.2.2$Windows_X86_64 LibreOffice_project/8349ace3c3162073abd90d81fd06dcfb6b36b994</meta:generator>
  </office:meta>
</office:document-meta>
</file>